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6c3167"/>
    </style:style>
    <style:style style:name="P8" style:family="paragraph" style:parent-style-name="Standard">
      <style:text-properties officeooo:rsid="001e14a6" officeooo:paragraph-rsid="006f061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7" style:family="paragraph" style:parent-style-name="Standard">
      <style:text-properties officeooo:rsid="00320ed7" officeooo:paragraph-rsid="00320ed7"/>
    </style:style>
    <style:style style:name="P18" style:family="paragraph" style:parent-style-name="Standard">
      <style:text-properties officeooo:rsid="00320ed7" officeooo:paragraph-rsid="0038543f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6a075f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6a075f"/>
    </style:style>
    <style:style style:name="P28" style:family="paragraph" style:parent-style-name="Standard">
      <style:text-properties officeooo:rsid="003eda82" officeooo:paragraph-rsid="003eda82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text-properties officeooo:rsid="0051bbf0" officeooo:paragraph-rsid="006f0616"/>
    </style:style>
    <style:style style:name="P38" style:family="paragraph" style:parent-style-name="Standard">
      <style:text-properties officeooo:rsid="00583d83" officeooo:paragraph-rsid="00583d83"/>
    </style:style>
    <style:style style:name="P39" style:family="paragraph" style:parent-style-name="Standard">
      <style:text-properties officeooo:rsid="00267fa4" officeooo:paragraph-rsid="006128a9"/>
    </style:style>
    <style:style style:name="P40" style:family="paragraph" style:parent-style-name="Standard">
      <style:text-properties officeooo:rsid="00267fa4" officeooo:paragraph-rsid="006256f8"/>
    </style:style>
    <style:style style:name="P41" style:family="paragraph" style:parent-style-name="Standard">
      <style:text-properties officeooo:rsid="00549bc8" officeooo:paragraph-rsid="00549bc8"/>
    </style:style>
    <style:style style:name="P42" style:family="paragraph" style:parent-style-name="Standard">
      <style:text-properties officeooo:rsid="005801da" officeooo:paragraph-rsid="005801da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6c3167"/>
    </style:style>
    <style:style style:name="P44" style:family="paragraph" style:parent-style-name="Table_20_Contents">
      <style:text-properties officeooo:rsid="006c9647" officeooo:paragraph-rsid="006c9647"/>
    </style:style>
    <style:style style:name="P45" style:family="paragraph" style:parent-style-name="Table_20_Contents">
      <style:text-properties officeooo:rsid="0075ab86" officeooo:paragraph-rsid="006f0616"/>
    </style:style>
    <style:style style:name="P46" style:family="paragraph" style:parent-style-name="Table_20_Contents">
      <style:text-properties officeooo:paragraph-rsid="006f0616"/>
    </style:style>
    <style:style style:name="P47" style:family="paragraph" style:parent-style-name="Standard" style:list-style-name="L1">
      <style:text-properties officeooo:rsid="00590ab2" officeooo:paragraph-rsid="00590ab2"/>
    </style:style>
    <style:style style:name="P48" style:family="paragraph" style:parent-style-name="Standard" style:list-style-name="L1">
      <style:text-properties officeooo:rsid="005af17e" officeooo:paragraph-rsid="005af17e"/>
    </style:style>
    <style:style style:name="P49" style:family="paragraph" style:parent-style-name="Standard" style:list-style-name="L2">
      <style:text-properties officeooo:paragraph-rsid="00531893"/>
    </style:style>
    <style:style style:name="P50" style:family="paragraph" style:parent-style-name="Standard" style:list-style-name="L2">
      <style:text-properties officeooo:paragraph-rsid="0051bbf0"/>
    </style:style>
    <style:style style:name="P51" style:family="paragraph" style:parent-style-name="Standard" style:list-style-name="L2">
      <style:text-properties officeooo:paragraph-rsid="00626eee"/>
    </style:style>
    <style:style style:name="P52" style:family="paragraph" style:parent-style-name="Standard" style:list-style-name="L2">
      <style:text-properties officeooo:rsid="00531893" officeooo:paragraph-rsid="00531893"/>
    </style:style>
    <style:style style:name="P53" style:family="paragraph" style:parent-style-name="Standard" style:list-style-name="L2">
      <style:text-properties officeooo:rsid="00549bc8" officeooo:paragraph-rsid="00549bc8"/>
    </style:style>
    <style:style style:name="P54" style:family="paragraph" style:parent-style-name="Standard" style:list-style-name="L2">
      <style:text-properties officeooo:rsid="005801da" officeooo:paragraph-rsid="005801da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98ba25" officeooo:paragraph-rsid="00724930" style:font-weight-asian="bold" style:font-weight-complex="bold"/>
    </style:style>
    <style:style style:name="T1" style:family="text">
      <style:text-properties officeooo:rsid="001e14a6"/>
    </style:style>
    <style:style style:name="T2" style:family="text">
      <style:text-properties officeooo:rsid="0022ae94"/>
    </style:style>
    <style:style style:name="T3" style:family="text">
      <style:text-properties officeooo:rsid="00240acc"/>
    </style:style>
    <style:style style:name="T4" style:family="text">
      <style:text-properties officeooo:rsid="0027f8c1"/>
    </style:style>
    <style:style style:name="T5" style:family="text">
      <style:text-properties officeooo:rsid="002824da"/>
    </style:style>
    <style:style style:name="T6" style:family="text">
      <style:text-properties officeooo:rsid="0029e373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officeooo:rsid="0031aa3b"/>
    </style:style>
    <style:style style:name="T18" style:family="text">
      <style:text-properties officeooo:rsid="00320ed7"/>
    </style:style>
    <style:style style:name="T19" style:family="text">
      <style:text-properties officeooo:rsid="0033fc04"/>
    </style:style>
    <style:style style:name="T20" style:family="text">
      <style:text-properties officeooo:rsid="00350556"/>
    </style:style>
    <style:style style:name="T21" style:family="text">
      <style:text-properties officeooo:rsid="0038543f"/>
    </style:style>
    <style:style style:name="T22" style:family="text">
      <style:text-properties officeooo:rsid="003b60de"/>
    </style:style>
    <style:style style:name="T23" style:family="text">
      <style:text-properties officeooo:rsid="003c162f"/>
    </style:style>
    <style:style style:name="T24" style:family="text">
      <style:text-properties officeooo:rsid="003d21c8"/>
    </style:style>
    <style:style style:name="T25" style:family="text">
      <style:text-properties officeooo:rsid="003f4702"/>
    </style:style>
    <style:style style:name="T26" style:family="text">
      <style:text-properties officeooo:rsid="00415176"/>
    </style:style>
    <style:style style:name="T27" style:family="text">
      <style:text-properties officeooo:rsid="00431c59"/>
    </style:style>
    <style:style style:name="T28" style:family="text">
      <style:text-properties officeooo:rsid="00449685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52c7"/>
    </style:style>
    <style:style style:name="T37" style:family="text">
      <style:text-properties officeooo:rsid="004dab19"/>
    </style:style>
    <style:style style:name="T38" style:family="text">
      <style:text-properties officeooo:rsid="004dc20f"/>
    </style:style>
    <style:style style:name="T39" style:family="text">
      <style:text-properties officeooo:rsid="004e7aac"/>
    </style:style>
    <style:style style:name="T40" style:family="text">
      <style:text-properties officeooo:rsid="0051bbf0"/>
    </style:style>
    <style:style style:name="T41" style:family="text">
      <style:text-properties officeooo:rsid="0051eaef"/>
    </style:style>
    <style:style style:name="T42" style:family="text">
      <style:text-properties officeooo:rsid="00531893"/>
    </style:style>
    <style:style style:name="T43" style:family="text">
      <style:text-properties officeooo:rsid="00549bc8"/>
    </style:style>
    <style:style style:name="T44" style:family="text">
      <style:text-properties officeooo:rsid="0055be5c"/>
    </style:style>
    <style:style style:name="T45" style:family="text">
      <style:text-properties officeooo:rsid="00561ef7"/>
    </style:style>
    <style:style style:name="T46" style:family="text">
      <style:text-properties officeooo:rsid="005801da"/>
    </style:style>
    <style:style style:name="T47" style:family="text">
      <style:text-properties officeooo:rsid="005e8e68"/>
    </style:style>
    <style:style style:name="T48" style:family="text">
      <style:text-properties officeooo:rsid="00267fa4"/>
    </style:style>
    <style:style style:name="T49" style:family="text">
      <style:text-properties officeooo:rsid="005f7c09"/>
    </style:style>
    <style:style style:name="T50" style:family="text">
      <style:text-properties officeooo:rsid="006256f8"/>
    </style:style>
    <style:style style:name="T51" style:family="text">
      <style:text-properties officeooo:rsid="00626eee"/>
    </style:style>
    <style:style style:name="T52" style:family="text">
      <style:text-properties officeooo:rsid="00645172"/>
    </style:style>
    <style:style style:name="T53" style:family="text">
      <style:text-properties officeooo:rsid="006965fe"/>
    </style:style>
    <style:style style:name="T54" style:family="text">
      <style:text-properties officeooo:rsid="00470150"/>
    </style:style>
    <style:style style:name="T55" style:family="text">
      <style:text-properties officeooo:rsid="006c3167"/>
    </style:style>
    <style:style style:name="T56" style:family="text">
      <style:text-properties officeooo:rsid="006e6bfa"/>
    </style:style>
    <style:style style:name="T57" style:family="text">
      <style:text-properties officeooo:rsid="0075a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<text:span text:style-name="T1">Traducción </text:span><text:span text:style-name="T56">y Terminología Especializada en </text:span><text:span text:style-name="T1">Económica y Mercados Bursátiles</text:span></text:p>
          </table:table-cell>
        </table:table-row>
        <table:table-row>
          <table:table-cell table:style-name="Table1.A1" office:value-type="string">
            <text:p text:style-name="P9">Program <text:span text:style-name="T17">and </text:span><text:span text:style-name="T2">Track</text:span>:</text:p>
          </table:table-cell>
          <table:table-cell table:style-name="Table1.A1" office:value-type="string">
            <text:p text:style-name="P4"><text:span text:style-name="T3">I</text:span><text:span text:style-name="T16">nterpretación y Traduccíon: </text:span><text:span text:style-name="T15">5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T0524</text:p>
          </table:table-cell>
        </table:table-row>
        <table:table-row>
          <table:table-cell table:style-name="Table1.A1" office:value-type="string">
            <text:p text:style-name="P44">Cohort ID:</text:p>
          </table:table-cell>
          <table:table-cell table:style-name="Table1.A1" office:value-type="string">
            <text:p text:style-name="P13">5C</text:p>
          </table:table-cell>
        </table:table-row>
      </table:table>
      <text:p text:style-name="P2"/>
      <text:p text:style-name="P14">Description</text:p>
      <text:p text:style-name="P39">This course provides the <text:span text:style-name="T4">modern </text:span>foundations for linguistic translation in the field of <text:span text:style-name="T35">economics</text:span> <text:span text:style-name="T4">with a focus on </text:span><text:span text:style-name="T35">the documents common to </text:span><text:span text:style-name="T36">fiscal reporting </text:span><text:span text:style-name="T37">for banks</text:span><text:span text:style-name="T35">, </text:span><text:span text:style-name="T36">for corporations , and </text:span><text:span text:style-name="T53">for </text:span>s<text:span text:style-name="T4">tock market </text:span><text:span text:style-name="T36">portfolio management</text:span><text:span text:style-name="T4">. <text:s/>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9"/>
      <text:p text:style-name="P40"><text:span text:style-name="T5">Major </text:span><text:span text:style-name="T10">elements of</text:span><text:span text:style-name="T5"> the course will include: <text:s/></text:span><text:span text:style-name="T9">i) </text:span><text:span text:style-name="T10">the conceptual framework for </text:span><text:span text:style-name="T37">banks, corporations, </text:span><text:span text:style-name="T10">stock markets within economic systems; ii) </text:span><text:span text:style-name="T7">the definition and use of </text:span><text:span text:style-name="T6">terms and terminolog</text:span><text:span text:style-name="T10">ies in the field </text:span><text:span text:style-name="T35">of economics </text:span><text:span text:style-name="T50">that are relevant to </text:span><text:span text:style-name="T37">banks</text:span><text:span text:style-name="T35">, </text:span><text:span text:style-name="T36">corporations , and </text:span>s<text:span text:style-name="T4">tock market </text:span><text:span text:style-name="T36">portfolio management; </text:span><text:span text:style-name="T10">iii) the elements of style </text:span><text:span text:style-name="T11">and the use of standard conventions in </text:span><text:span text:style-name="T35">English</text:span><text:span text:style-name="T10">; </text:span><text:span text:style-name="T20">iv) </text:span><text:span text:style-name="T18">a review of essential English grammatical structures; </text:span><text:span text:style-name="T11">v) </text:span><text:span text:style-name="T34">Version Control Systems (VCSs) and </text:span><text:span text:style-name="T11">elements of quality assurance and quality control (QAQC) </text:span><text:span text:style-name="T38">applied to documents</text:span><text:span text:style-name="T11">; v</text:span><text:span text:style-name="T20">i</text:span><text:span text:style-name="T11">) </text:span><text:span text:style-name="T10"><text:s/></text:span><text:span text:style-name="T11">the professional use of Large Language Models (LLMs) in translation; vi</text:span><text:span text:style-name="T18">i</text:span><text:span text:style-name="T11">) </text:span><text:span text:style-name="T13">the direct translation of </text:span><text:span text:style-name="T47">fiscal documents relevant to </text:span><text:span text:style-name="T37">banks</text:span><text:span text:style-name="T35">, </text:span><text:span text:style-name="T36">corporations , and </text:span>s<text:span text:style-name="T4">tock market </text:span><text:span text:style-name="T36">portfolio management</text:span><text:span text:style-name="T38">; </text:span><text:span text:style-name="T13">and </text:span><text:span text:style-name="T38">viii) </text:span><text:span text:style-name="T14">the </text:span><text:span text:style-name="T13">production of </text:span><text:span text:style-name="T38">client </text:span><text:span text:style-name="T13">deliverables.</text:span></text:p>
      <text:p text:style-name="P2"/>
      <text:p text:style-name="P2"/>
      <text:p text:style-name="P14">Scope</text:p>
      <text:p text:style-name="P17">1. <text:s/><text:span text:style-name="T23">Conceptual Frameworks for</text:span> Economic Systems <text:span text:style-name="T21">and Stock Markets</text:span></text:p>
      <text:p text:style-name="P20">1.1 <text:s/><text:span text:style-name="T27">Economic Systems </text:span></text:p>
      <text:p text:style-name="P21">1.2 <text:s/><text:span text:style-name="T39">Banks</text:span></text:p>
      <text:p text:style-name="P36">1.3 <text:s/>Corporations</text:p>
      <text:p text:style-name="P21"><text:span text:style-name="T39">1.4 <text:s/></text:span><text:span text:style-name="T27">Stock Markets</text:span></text:p>
      <text:p text:style-name="P17"/>
      <text:p text:style-name="P18">2. <text:s/>Standard Terms, Terminologies, and Acronyms </text:p>
      <text:p text:style-name="P20">2.1 <text:s/>Economic Systems </text:p>
      <text:p text:style-name="P21">2.2 <text:s/><text:span text:style-name="T39">Banks</text:span></text:p>
      <text:p text:style-name="P36">2.3 <text:s/>Corporations</text:p>
      <text:p text:style-name="P21"><text:span text:style-name="T39">2.4 <text:s/></text:span>Stock Markets</text:p>
      <text:p text:style-name="P17"/>
      <text:p text:style-name="P17">3. <text:s/>The Elements of Style in Professional Writing</text:p>
      <text:p text:style-name="P20">3.1 <text:s/><text:span text:style-name="T22">Strunk and White’</text:span><text:span text:style-name="T25">s. “Elements of Style”</text:span></text:p>
      <text:p text:style-name="P22">3.2 <text:s/>Developing a Professional Voice</text:p>
      <text:p text:style-name="P28"/>
      <text:p text:style-name="P28">4. <text:s/>Review of Essential English Grammar</text:p>
      <text:p text:style-name="P29">4.1 <text:s/>Murphy’s, “English Grammar in Use”</text:p>
      <text:p text:style-name="P29">4.2 <text:s/><text:span text:style-name="T39">The Yale Graduate Writing Center</text:span></text:p>
      <text:p text:style-name="P28"/>
      <text:p text:style-name="P28"/>
      <text:p text:style-name="P28"><text:soft-page-break/><text:s/></text:p>
      <text:p text:style-name="P17">5. <text:s/>Document QAQC and Version Control Systems</text:p>
      <text:p text:style-name="P26">5.1 <text:s/>Fundamental <text:span text:style-name="T23">Concepts </text:span>of QAQC</text:p>
      <text:p text:style-name="P27">5.1.1 <text:s/>Introduction to Docume<text:span text:style-name="T23">nt</text:span> QAQC</text:p>
      <text:p text:style-name="P23">5.1.2 <text:s/><text:span text:style-name="T23">Fram</text:span><text:span text:style-name="T34">e</text:span><text:span text:style-name="T23">works for Document QAQC</text:span></text:p>
      <text:p text:style-name="P22">5.2 <text:s/>Introduction to Version Control Systems (V<text:span text:style-name="T23">CSs</text:span>)</text:p>
      <text:p text:style-name="P23">5.<text:span text:style-name="T26">2.1</text:span> <text:s/>Git and Github</text:p>
      <text:p text:style-name="P23">5.<text:span text:style-name="T26">2.2</text:span> <text:s/>Installation of Git</text:p>
      <text:p text:style-name="P25">5.<text:span text:style-name="T26">2.3 <text:s/></text:span><text:span text:style-name="T24">Account setup in Github</text:span></text:p>
      <text:p text:style-name="P24">5.<text:span text:style-name="T26">2.4</text:span> <text:s/><text:span text:style-name="T24">Git </text:span><text:span text:style-name="T34">VCS </text:span>Workflow</text:p>
      <text:p text:style-name="P17"/>
      <text:p text:style-name="P17"><text:span text:style-name="T27">6</text:span>. <text:span text:style-name="T19">Introduction to the Professional Use of LLMs in Translation</text:span></text:p>
      <text:p text:style-name="P5"><text:span text:style-name="T29">6.1 Professional Translators in the 21</text:span><text:span text:style-name="T30">st</text:span><text:span text:style-name="T29"> century</text:span></text:p>
      <text:p text:style-name="P7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43">6.3 <text:s/><text:span text:style-name="T52">Application Programmer Interfaces (</text:span><text:span text:style-name="T54">APIs</text:span><text:span text:style-name="T52">)</text:span><text:span text:style-name="T54">, </text:span><text:span text:style-name="T52">Software Development Kits (</text:span><text:span text:style-name="T54">SDKs</text:span><text:span text:style-name="T52">) </text:span><text:span text:style-name="T54">, and </text:span><text:span text:style-name="T52">Integrated Development Environments (</text:span><text:span text:style-name="T54">IDEs</text:span><text:span text:style-name="T52">)</text:span></text:p>
      <text:p text:style-name="P31">6.4 <text:s/><text:span text:style-name="T55">API-Based Translation</text:span></text:p>
      <text:p text:style-name="P30">6.4.1 <text:s/>Python</text:p>
      <text:p text:style-name="P30">6.4.2 <text:s/>Cloud Translation API (Google <text:span text:style-name="T52">LLM</text:span>)</text:p>
      <text:p text:style-name="P32">6.4.3 <text:s/><text:span text:style-name="T32">Open AI Translator API (GPT3.5 or GPT4.0)</text:span></text:p>
      <text:p text:style-name="P17"/>
      <text:p text:style-name="P19"><text:span text:style-name="T27">7</text:span>. <text:span text:style-name="T21">Document Translation</text:span></text:p>
      <text:p text:style-name="P34">7.1 <text:s/><text:span text:style-name="T49">Academic T</text:span><text:span text:style-name="T39">exts </text:span><text:span text:style-name="T49">and Papers</text:span></text:p>
      <text:p text:style-name="P36">7.2 <text:s/><text:span text:style-name="T28">Bank Documents</text:span></text:p>
      <text:p text:style-name="P36">7.3 <text:s/>Corporate Documents</text:p>
      <text:p text:style-name="P36">7.4 <text:s/><text:span text:style-name="T28"><text:s/>Stock </text:span><text:span text:style-name="T29">Investment </text:span><text:span text:style-name="T28">and Portfolio Documents</text:span></text:p>
      <text:p text:style-name="P35"/>
      <text:p text:style-name="P33"><text:span text:style-name="T39">8. Production of </text:span>Client Deliverables</text:p>
      <text:p text:style-name="P3"/>
      <text:p text:style-name="P15">Expectations</text:p>
      <text:p text:style-name="P38">Students will be expected to:</text:p>
      <text:list xml:id="list4155630268" text:style-name="L1">
        <text:list-item>
          <text:p text:style-name="P47">Attend all classes on time</text:p>
        </text:list-item>
        <text:list-item>
          <text:p text:style-name="P47">Be prepared to take notes and access materials on-line</text:p>
        </text:list-item>
        <text:list-item>
          <text:p text:style-name="P47">Participate in all class activities, including discussions and presentations</text:p>
        </text:list-item>
        <text:list-item>
          <text:p text:style-name="P48">Complete all assignments, quizzes, and the final exam</text:p>
        </text:list-item>
      </text:list>
      <text:p text:style-name="P3"/>
      <text:p text:style-name="P15">Exit Criteria</text:p>
      <text:p text:style-name="P6"><text:span text:style-name="T40">Upon the successful completion of the course the student will </text:span><text:span text:style-name="T41">be able to:</text:span></text:p>
      <text:list xml:id="list3127920506" text:style-name="L2">
        <text:list-item>
          <text:p text:style-name="P52">Demonstrate a basic understanding of the relationship of banks, corporations, and stock markets within economic systems</text:p>
        </text:list-item>
        <text:list-item>
          <text:p text:style-name="P49">Acquire and use vocabulary <text:span text:style-name="T42">related to the economics of banks, corporations, and stock market portfolio management</text:span></text:p>
        </text:list-item>
        <text:list-item>
          <text:p text:style-name="P50">Demonstrate <text:span text:style-name="T42">a solid understanding of </text:span><text:span text:style-name="T43">English grammatical structures and stylistic elements.</text:span></text:p>
        </text:list-item>
        <text:list-item>
          <text:p text:style-name="P50">Apply <text:span text:style-name="T43">the principles of QAQC to document production by using a VCS </text:span></text:p>
        </text:list-item>
        <text:list-item>
          <text:p text:style-name="P53">Apply the principles of modern tran<text:span text:style-name="T44">slat</text:span><text:span text:style-name="T46">ion</text:span><text:span text:style-name="T44"> by using </text:span>an API to access a LLM for <text:span text:style-name="T46">English-Spanish </text:span>translation</text:p>
        </text:list-item>
      </text:list>
      <text:p text:style-name="P41"><text:soft-page-break/></text:p>
      <text:list xml:id="list110118955047291" text:continue-numbering="true" text:style-name="L2">
        <text:list-item>
          <text:p text:style-name="P51"><text:span text:style-name="T45">Analyze and evaluate </text:span><text:span text:style-name="T51">a variety of texts </text:span><text:span text:style-name="T50">relevant to </text:span><text:span text:style-name="T37">banks</text:span><text:span text:style-name="T35">, </text:span><text:span text:style-name="T36">corporations , and </text:span><text:span text:style-name="T48">s</text:span><text:span text:style-name="T4">tock market </text:span><text:span text:style-name="T36">portfolio management</text:span><text:span text:style-name="T45"> </text:span><text:span text:style-name="T51">in order </text:span><text:span text:style-name="T45">to p</text:span>roduce clear, coherent, <text:span text:style-name="T44">and accurate </text:span><text:span text:style-name="T45">English-Spanish </text:span><text:span text:style-name="T44">translations </text:span></text:p>
        </text:list-item>
        <text:list-item>
          <text:p text:style-name="P54">Produce professional quality client deliverables</text:p>
        </text:list-item>
      </text:list>
      <text:p text:style-name="P42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57">Interim </text:span>Evaluations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55">Calificación del Curso</text:p>
          </table:table-cell>
          <table:table-cell table:style-name="Table2.A1" office:value-type="string">
            <text:p text:style-name="P46"/>
          </table:table-cell>
        </table:table-row>
        <table:table-row>
          <table:table-cell table:style-name="Table2.A1" office:value-type="string">
            <text:p text:style-name="P37">Daily Work and Participation<text:tab/></text:p>
          </table:table-cell>
          <table:table-cell table:style-name="Table2.A1" office:value-type="string">
            <text:p text:style-name="P45">1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37"><text:span text:style-name="T57">Av. </text:span>Daily Work and Participation<text:tab/></text:p>
          </table:table-cell>
          <table:table-cell table:style-name="Table2.A1" office:value-type="string">
            <text:p text:style-name="P45">10%</text:p>
          </table:table-cell>
        </table:table-row>
        <table:table-row>
          <table:table-cell table:style-name="Table2.A1" office:value-type="string">
            <text:p text:style-name="P45">Homework</text:p>
          </table:table-cell>
          <table:table-cell table:style-name="Table2.A1" office:value-type="string">
            <text:p text:style-name="P45">60 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Homework</text:p>
          </table:table-cell>
          <table:table-cell table:style-name="Table2.A1" office:value-type="string">
            <text:p text:style-name="P45">30 %</text:p>
          </table:table-cell>
        </table:table-row>
        <table:table-row>
          <table:table-cell table:style-name="Table2.A1" office:value-type="string">
            <text:p text:style-name="P45">Interim Exam</text:p>
          </table:table-cell>
          <table:table-cell table:style-name="Table2.A1" office:value-type="string">
            <text:p text:style-name="P45">3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Interim Exams</text:p>
          </table:table-cell>
          <table:table-cell table:style-name="Table2.A1" office:value-type="string">
            <text:p text:style-name="P45">30%</text:p>
          </table:table-cell>
        </table:table-row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Final Exam</text:p>
          </table:table-cell>
          <table:table-cell table:style-name="Table2.A1" office:value-type="string">
            <text:p text:style-name="P45">30 %</text:p>
          </table:table-cell>
        </table:table-row>
      </table:table>
      <text:p text:style-name="P3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3T11:01:16.757062914</dc:date>
    <meta:editing-duration>PT7H19M13S</meta:editing-duration>
    <meta:editing-cycles>60</meta:editing-cycles>
    <meta:generator>LibreOffice/7.3.7.2$Linux_X86_64 LibreOffice_project/30$Build-2</meta:generator>
    <meta:document-statistic meta:table-count="2" meta:image-count="1" meta:object-count="0" meta:page-count="3" meta:paragraph-count="85" meta:word-count="621" meta:character-count="4113" meta:non-whitespace-character-count="3538"/>
  </office:meta>
</office:document-meta>
</file>